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00" draw:textarea-vertical-align="middle"/>
    </style:style>
    <style:style style:name="gr3" style:family="graphic" style:parent-style-name="standard">
      <style:graphic-properties draw:fill-color="#ffcc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5.454cm"/>
    </style:style>
    <style:style style:name="gr6" style:family="graphic" style:parent-style-name="standard">
      <style:graphic-properties draw:fill-color="#33ff99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9cm" fo:min-width="1.5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43cm" fo:min-width="1.907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561cm" fo:min-width="6.17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cm" fo:min-width="5.1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6cm" fo:min-width="6.8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7cm" fo:min-width="3.3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6cm" fo:min-width="7.3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468cm"/>
    </style:style>
    <style:style style:name="gr19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9.7cm" svg:height="20cm" svg:x="8.1cm" svg:y="0.1cm">
          <text:p/>
        </draw:rect>
        <draw:rect draw:style-name="gr2" draw:text-style-name="P1" draw:layer="layout" svg:width="14.4cm" svg:height="15.8cm" svg:x="8.4cm" svg:y="1.3cm">
          <text:p/>
        </draw:rect>
        <draw:rect draw:style-name="gr3" draw:text-style-name="P1" draw:layer="layout" svg:width="3.589cm" svg:height="5.698cm" svg:x="0.8cm" svg:y="5.7cm">
          <text:p/>
        </draw:rect>
        <draw:frame draw:style-name="gr4" draw:layer="layout" svg:width="1cm" svg:height="0.963cm" svg:x="0.8cm" svg:y="5.937cm">
          <draw:text-box>
            <text:p>G</text:p>
          </draw:text-box>
        </draw:frame>
        <draw:frame draw:style-name="gr5" draw:layer="layout" svg:width="5.954cm" svg:height="0.963cm" svg:x="8.4cm" svg:y="0.337cm">
          <draw:text-box>
            <text:p>AutG:A(G→G)</text:p>
          </draw:text-box>
        </draw:frame>
        <draw:rect draw:style-name="gr6" draw:text-style-name="P1" draw:layer="layout" svg:width="9.166cm" svg:height="7.525cm" svg:x="8.534cm" svg:y="1.463cm">
          <text:p/>
        </draw:rect>
        <draw:frame draw:style-name="gr7" draw:layer="layout" svg:width="2.025cm" svg:height="1.489cm" svg:x="9.047cm" svg:y="1.83cm">
          <draw:text-box>
            <text:p>A1</text:p>
          </draw:text-box>
        </draw:frame>
        <draw:frame draw:style-name="gr8" draw:layer="layout" svg:width="2.407cm" svg:height="5.793cm" svg:x="1.982cm" svg:y="5.605cm">
          <draw:text-box>
            <text:p>生成元</text:p>
            <text:p>S1</text:p>
            <text:p>S2</text:p>
            <text:p/>
            <text:p>S3</text:p>
            <text:p>Σ1</text:p>
            <text:p>Σ2</text:p>
            <text:p>I</text:p>
          </draw:text-box>
        </draw:frame>
        <draw:rect draw:style-name="gr3" draw:text-style-name="P1" draw:layer="layout" svg:width="3.589cm" svg:height="5.698cm" svg:x="8.9cm" svg:y="2.883cm">
          <text:p/>
        </draw:rect>
        <draw:frame draw:style-name="gr4" draw:layer="layout" svg:width="1cm" svg:height="0.963cm" svg:x="8.9cm" svg:y="3.12cm">
          <draw:text-box>
            <text:p>G</text:p>
          </draw:text-box>
        </draw:frame>
        <draw:frame draw:style-name="gr8" draw:layer="layout" svg:width="2.407cm" svg:height="5.793cm" svg:x="10.082cm" svg:y="2.788cm">
          <draw:text-box>
            <text:p>生成元</text:p>
            <text:p>S1</text:p>
            <text:p>S2</text:p>
            <text:p/>
            <text:p>S3</text:p>
            <text:p>Σ1</text:p>
            <text:p>Σ2</text:p>
            <text:p>I</text:p>
          </draw:text-box>
        </draw:frame>
        <draw:rect draw:style-name="gr3" draw:text-style-name="P1" draw:layer="layout" svg:width="3.589cm" svg:height="5.698cm" svg:x="13.5cm" svg:y="2.89cm">
          <text:p/>
        </draw:rect>
        <draw:frame draw:style-name="gr4" draw:layer="layout" svg:width="1cm" svg:height="0.963cm" svg:x="13.5cm" svg:y="3.127cm">
          <draw:text-box>
            <text:p>G</text:p>
          </draw:text-box>
        </draw:frame>
        <draw:frame draw:style-name="gr8" draw:layer="layout" svg:width="2.407cm" svg:height="5.793cm" svg:x="14.682cm" svg:y="2.795cm">
          <draw:text-box>
            <text:p>生成元</text:p>
            <text:p>S(σ1)</text:p>
            <text:p>S(σ2)</text:p>
            <text:p/>
            <text:p>A</text:p>
            <text:p>B</text:p>
            <text:p>C</text:p>
            <text:p>D</text:p>
          </draw:text-box>
        </draw:frame>
        <draw:custom-shape draw:style-name="gr9" draw:text-style-name="P1" draw:layer="layout" svg:width="2.982cm" svg:height="0.8cm" svg:x="11.7cm" svg:y="3.9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" draw:text-style-name="P1" draw:layer="layout" svg:width="9.166cm" svg:height="7.525cm" svg:x="18.134cm" svg:y="4.075cm">
          <text:p/>
        </draw:rect>
        <draw:frame draw:style-name="gr7" draw:layer="layout" svg:width="2.025cm" svg:height="1.489cm" svg:x="18.647cm" svg:y="4.442cm">
          <draw:text-box>
            <text:p>Ax</text:p>
          </draw:text-box>
        </draw:frame>
        <draw:rect draw:style-name="gr3" draw:text-style-name="P1" draw:layer="layout" svg:width="3.589cm" svg:height="5.698cm" svg:x="18.5cm" svg:y="5.495cm">
          <text:p/>
        </draw:rect>
        <draw:frame draw:style-name="gr4" draw:layer="layout" svg:width="1cm" svg:height="0.963cm" svg:x="18.5cm" svg:y="5.732cm">
          <draw:text-box>
            <text:p>G</text:p>
          </draw:text-box>
        </draw:frame>
        <draw:frame draw:style-name="gr8" draw:layer="layout" svg:width="2.407cm" svg:height="5.793cm" svg:x="19.682cm" svg:y="5.4cm">
          <draw:text-box>
            <text:p>生成元</text:p>
            <text:p>S1</text:p>
            <text:p>S2</text:p>
            <text:p/>
            <text:p>S3</text:p>
            <text:p>Σ1</text:p>
            <text:p>Σ2</text:p>
            <text:p>I</text:p>
          </draw:text-box>
        </draw:frame>
        <draw:rect draw:style-name="gr3" draw:text-style-name="P1" draw:layer="layout" svg:width="3.589cm" svg:height="5.698cm" svg:x="23.1cm" svg:y="5.502cm">
          <text:p/>
        </draw:rect>
        <draw:frame draw:style-name="gr4" draw:layer="layout" svg:width="1cm" svg:height="0.963cm" svg:x="23.1cm" svg:y="5.739cm">
          <draw:text-box>
            <text:p>G</text:p>
          </draw:text-box>
        </draw:frame>
        <draw:frame draw:style-name="gr8" draw:layer="layout" svg:width="2.407cm" svg:height="5.793cm" svg:x="24.282cm" svg:y="5.407cm">
          <draw:text-box>
            <text:p>生成元</text:p>
            <text:p>S(σ1)</text:p>
            <text:p>S(σ2)</text:p>
            <text:p/>
            <text:p>E</text:p>
            <text:p>F</text:p>
            <text:p>G</text:p>
            <text:p>H</text:p>
          </draw:text-box>
        </draw:frame>
        <draw:custom-shape draw:style-name="gr9" draw:text-style-name="P1" draw:layer="layout" svg:width="2.982cm" svg:height="0.8cm" svg:x="21.3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" draw:layer="layout" svg:x1="17.7cm" svg:y1="11.688cm" svg:x2="27.8cm" svg:y2="3.8cm">
          <text:p/>
        </draw:line>
        <draw:line draw:style-name="gr10" draw:text-style-name="P1" draw:layer="layout" svg:x1="17.7cm" svg:y1="3.8cm" svg:x2="27.6cm" svg:y2="11.688cm">
          <text:p/>
        </draw:line>
        <draw:frame draw:style-name="gr11" draw:layer="layout" svg:width="6.674cm" svg:height="3.811cm" svg:x="19.8cm" svg:y="0.201cm">
          <draw:text-box>
            <text:p>4,命題2.5.12から</text:p>
            <text:p>A≠Eなどはありえない</text:p>
            <text:p>→|AutG|≦6。生成元の</text:p>
            <text:p>行き先の候補は6種類</text:p>
            <text:p>(全射の証明の1段落)</text:p>
          </draw:text-box>
        </draw:frame>
        <draw:rect draw:style-name="gr6" draw:text-style-name="P1" draw:layer="layout" svg:width="9.166cm" svg:height="7.525cm" svg:x="8.634cm" svg:y="9.3cm">
          <text:p/>
        </draw:rect>
        <draw:frame draw:style-name="gr7" draw:layer="layout" svg:width="2.025cm" svg:height="1.489cm" svg:x="9.147cm" svg:y="9.667cm">
          <draw:text-box>
            <text:p>A2</text:p>
          </draw:text-box>
        </draw:frame>
        <draw:rect draw:style-name="gr3" draw:text-style-name="P1" draw:layer="layout" svg:width="3.589cm" svg:height="5.698cm" svg:x="9cm" svg:y="10.72cm">
          <text:p/>
        </draw:rect>
        <draw:frame draw:style-name="gr4" draw:layer="layout" svg:width="1cm" svg:height="0.963cm" svg:x="9cm" svg:y="10.957cm">
          <draw:text-box>
            <text:p>G</text:p>
          </draw:text-box>
        </draw:frame>
        <draw:frame draw:style-name="gr8" draw:layer="layout" svg:width="2.407cm" svg:height="5.793cm" svg:x="10.182cm" svg:y="10.625cm">
          <draw:text-box>
            <text:p>生成元</text:p>
            <text:p>S1</text:p>
            <text:p>S2</text:p>
            <text:p/>
            <text:p>S3</text:p>
            <text:p>Σ1</text:p>
            <text:p>Σ2</text:p>
            <text:p>I</text:p>
          </draw:text-box>
        </draw:frame>
        <draw:rect draw:style-name="gr3" draw:text-style-name="P1" draw:layer="layout" svg:width="3.589cm" svg:height="5.698cm" svg:x="13.6cm" svg:y="10.727cm">
          <text:p/>
        </draw:rect>
        <draw:frame draw:style-name="gr4" draw:layer="layout" svg:width="1cm" svg:height="0.963cm" svg:x="13.6cm" svg:y="10.964cm">
          <draw:text-box>
            <text:p>G</text:p>
          </draw:text-box>
        </draw:frame>
        <draw:frame draw:style-name="gr8" draw:layer="layout" svg:width="2.407cm" svg:height="5.793cm" svg:x="14.782cm" svg:y="10.632cm">
          <draw:text-box>
            <text:p>生成元</text:p>
            <text:p>S(σ3)</text:p>
            <text:p>S(σ4)</text:p>
            <text:p/>
            <text:p>J</text:p>
            <text:p>K</text:p>
            <text:p>L</text:p>
            <text:p>M</text:p>
          </draw:text-box>
        </draw:frame>
        <draw:custom-shape draw:style-name="gr9" draw:text-style-name="P1" draw:layer="layout" svg:width="2.982cm" svg:height="0.8cm" svg:x="11.8cm" svg:y="11.8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1" draw:layer="layout" svg:x1="3cm" svg:y1="7.3cm" svg:x2="9.047cm" svg:y2="2.3cm">
          <text:p/>
        </draw:line>
        <draw:line draw:style-name="gr12" draw:text-style-name="P1" draw:layer="layout" svg:x1="3cm" svg:y1="9.5cm" svg:x2="9.147cm" svg:y2="10.1cm">
          <text:p/>
        </draw:line>
        <draw:frame draw:style-name="gr13" draw:layer="layout" svg:width="5.607cm" svg:height="3.58cm" svg:x="1.193cm" svg:y="0.7cm">
          <draw:text-box>
            <text:p>Φ:</text:p>
            <text:p>命題2.5.22より</text:p>
            <text:p>準同型</text:p>
            <text:p><text:span text:style-name="T1">→</text:span><text:span text:style-name="T1">これが同型で</text:span></text:p>
            <text:p><text:span text:style-name="T1">あることを証明する</text:span></text:p>
          </draw:text-box>
        </draw:frame>
        <draw:frame draw:style-name="gr14" draw:layer="layout" svg:width="2.14cm" svg:height="0.963cm" svg:x="19.4cm" svg:y="15.337cm">
          <draw:text-box>
            <text:p>Im(Φ)</text:p>
          </draw:text-box>
        </draw:frame>
        <draw:rect draw:style-name="gr6" draw:text-style-name="P1" draw:layer="layout" svg:width="4.6cm" svg:height="6.7cm" svg:x="23cm" svg:y="11.8cm">
          <text:p/>
        </draw:rect>
        <draw:frame draw:style-name="gr7" draw:layer="layout" svg:width="2.025cm" svg:height="1.489cm" svg:x="23.2cm" svg:y="12.211cm">
          <draw:text-box>
            <text:p>Ay</text:p>
          </draw:text-box>
        </draw:frame>
        <draw:line draw:style-name="gr12" draw:text-style-name="P1" draw:layer="layout" svg:x1="4.6cm" svg:y1="13.2cm" svg:x2="6.6cm" svg:y2="9.9cm">
          <text:p/>
        </draw:line>
        <draw:frame draw:style-name="gr15" draw:layer="layout" svg:width="7.377cm" svg:height="5.793cm" svg:x="0.423cm" svg:y="13.242cm">
          <draw:text-box>
            <text:p>1, sasanoさんの資料の</text:p>
            <text:p>2ページ目でこれは</text:p>
            <text:p>単射だと証明されている。</text:p>
            <text:p>2, Φ:g→i_gを考えると</text:p>
            <text:p>6種類ある。(かつ、6個の</text:p>
            <text:p>生成元の組み合わせの</text:p>
            <text:p>行き先がすべてあり得る)</text:p>
            <text:p>(全射の証明の2段落)</text:p>
          </draw:text-box>
        </draw:frame>
        <draw:frame draw:style-name="gr16" draw:layer="layout" svg:width="3.863cm" svg:height="4.927cm" svg:x="23.393cm" svg:y="13.3cm">
          <draw:text-box>
            <text:p>生成元</text:p>
            <text:p>S1→S(σ5)</text:p>
            <text:p>S2→S(σ6)</text:p>
            <text:p>もしくは</text:p>
            <text:p>S(σ5),S(σ6)</text:p>
            <text:p>への写像が</text:p>
            <text:p>ない</text:p>
          </draw:text-box>
        </draw:frame>
        <draw:line draw:style-name="gr12" draw:text-style-name="P1" draw:layer="layout" svg:x1="17cm" svg:y1="18.3cm" svg:x2="19.6cm" svg:y2="15.9cm">
          <text:p/>
        </draw:line>
        <draw:frame draw:style-name="gr17" draw:layer="layout" svg:width="7.894cm" svg:height="1.976cm" svg:x="9.106cm" svg:y="17.5cm">
          <draw:text-box>
            <text:p>3, 問題にあるようにAutGは</text:p>
            <text:p>Im(Φ)に含まれる。</text:p>
          </draw:text-box>
        </draw:frame>
        <draw:line draw:style-name="gr10" draw:text-style-name="P1" draw:layer="layout" svg:x1="22.5cm" svg:y1="11.412cm" svg:x2="27.8cm" svg:y2="18.5cm">
          <text:p/>
        </draw:line>
        <draw:line draw:style-name="gr10" draw:text-style-name="P1" draw:layer="layout" svg:x1="27.6cm" svg:y1="11.412cm" svg:x2="22.8cm" svg:y2="18.9cm">
          <text:p/>
        </draw:line>
        <draw:line draw:style-name="gr12" draw:text-style-name="P1" draw:layer="layout" svg:x1="21.2cm" svg:y1="19.137cm" svg:x2="23cm" svg:y2="17.7cm">
          <text:p/>
        </draw:line>
        <draw:frame draw:style-name="gr18" draw:layer="layout" svg:width="9.968cm" svg:height="0.963cm" svg:x="13.23cm" svg:y="19.137cm">
          <draw:text-box>
            <text:p>2,3,4よりこれは存在しない。→全射</text:p>
          </draw:text-box>
        </draw:frame>
        <draw:frame draw:style-name="gr18" draw:layer="layout" svg:width="9.968cm" svg:height="0.963cm" svg:x="10.632cm" svg:y="20.101cm">
          <draw:text-box>
            <text:p>準同型で全単射→同型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07T11:54:38.91</meta:creation-date>
    <meta:editing-duration>PT34M59S</meta:editing-duration>
    <meta:editing-cycles>8</meta:editing-cycles>
    <meta:print-date>2022-08-07T12:26:40.47</meta:print-date>
    <dc:date>2022-08-14T17:49:28.36</dc:date>
    <meta:generator>OpenOffice/4.1.6$Win32 OpenOffice.org_project/416m1$Build-9790</meta:generator>
    <meta:document-statistic meta:object-count="75"/>
  </office:meta>
</office:document-meta>
</file>